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9"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7f9fbf" fo:font-weight="bold" style:font-weight-asian="bold" style:font-weight-complex="bold"/>
    </style:style>
    <style:style style:name="T8" style:family="text">
      <style:text-properties style:text-underline-style="solid" style:text-underline-width="auto" style:text-underline-color="font-color"/>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P7"><text:span text:style-name="T5">/*</text:span><text:span text:style-name="T7">TODO</text:span><text:span text:style-name="T5">: version mode should only display </text:span><text:span text:style-name="T6">toplevel</text:span><text:span text:style-name="T5"> propositions that have been interacted with.</text:span></text:p>
      <text:p text:style-name="P8"><text:s/>* Displaying open top level propositions is not enough because a <text:span text:style-name="T8">toplevel</text:span> node might</text:p>
      <text:p text:style-name="P8"><text:s/>* have had child nodes that have been deleted and we want to be able to walk through that history.</text:p>
      <text:p text:style-name="P8"><text:s/>* Furthermore, we want to be able to see the modifications of the node. <text:s/>This isn't exactly ideal.</text:p>
      <text:p text:style-name="P8"><text:s/>* The search feature should return all nodes... not just linked nodes. <text:s/>What if the node has no</text:p>
      <text:p text:style-name="P8"><text:s/>* children. <text:s/>How does the user indicated that he wants to view it (since it won't have an</text:p>
      <text:p text:style-name="P8"><text:s/>* open tree icon). <text:s/>He could click inside it and make it dirty, but that is not intuitive to the</text:p>
      <text:p text:style-name="P8"><text:s/>* user. <text:s/>This relates to the general question of how to conceive of <text:span text:style-name="T8">toplevelness</text:span> of a node.</text:p>
      <text:p text:style-name="P8"><text:s/>* Rather than <text:span text:style-name="T8">toplevelness</text:span> a node should be tagged with a category, and we would have tagged</text:p>
      <text:p text:style-name="P8"><text:s/>* and <text:span text:style-name="T8">untagged</text:span> nodes. <text:s/>Tagged ones would show up when browsing, and might have priority when</text:p>
      <text:p text:style-name="P8"><text:s/>* searching, but would otherwise be the same. <text:span text:style-name="T8">Hmmm</text:span>... I don't think this is high priority</text:p>
      <text:p text:style-name="P8"><text:s/>* right now. <text:s/>Showing open <text:span text:style-name="T8">toplevel</text:span> propositions will get the job done for the time being...</text:p>
      <text:p text:style-name="P8"><text:s/>* [Also note that attempting to version a single empty proposition results in a null pointer</text:p>
      <text:p text:style-name="P8"><text:s/>* exception... so if I decide not to prevent that in the UI (for instance if I decide not to only display</text:p>
      <text:p text:style-name="P8"><text:s/>* <text:span text:style-name="T8">toplevel</text:span> propositions in version mode) then this needs to be fixed.]</text:p>
      <text:p text:style-name="P8"><text:s/>*/</text:p>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Definitions</text:h>
      <text:p text:style-name="Text_20_body">Keep thinking about this...</text:p>
      <text:p text:style-name="Text_20_body"/>
      <text:p text:style-name="Text_20_body"/>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9"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17T10:46:12.83</dc:date>
    <dc:creator>Isaac Kriegman</dc:creator>
    <meta:editing-duration>PT299H40M50S</meta:editing-duration>
    <meta:editing-cycles>47</meta:editing-cycles>
    <meta:document-statistic meta:table-count="0" meta:image-count="0" meta:object-count="0" meta:page-count="1" meta:paragraph-count="288" meta:word-count="6957" meta:character-count="40940"/>
  </office:meta>
</office:document-meta>
</file>